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128in" svg:y="0.1524in">
            <draw:object draw:notify-on-update-of-ranges="Sheet1.B1:Sheet1.F1 Sheet1.A2:Sheet1.A2 Sheet1.B2:Sheet1.F2 Sheet1.A3:Sheet1.A3 Sheet1.B3:Sheet1.F3 Sheet1.A4:Sheet1.A4 Sheet1.B4:Sheet1.F4 Sheet1.A5:Sheet1.A5 Sheet1.B5:Sheet1.F5 Sheet1.A6:Sheet1.A6 Sheet1.B6:Sheet1.F6 Sheet1.A7:Sheet1.A7 Sheet1.B7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189in" svg:y="4.0913in">
            <draw:object draw:notify-on-update-of-ranges="Sheet1.B17:Sheet1.F17 Sheet1.A18:Sheet1.A18 Sheet1.B18:Sheet1.F18 Sheet1.A19:Sheet1.A19 Sheet1.B19:Sheet1.F19 Sheet1.A20:Sheet1.A20 Sheet1.B20:Sheet1.F20 Sheet1.A21:Sheet1.A21 Sheet1.B21:Sheet1.F21 Sheet1.A22:Sheet1.A22 Sheet1.B22:Sheet1.F22 Sheet1.A23:Sheet1.A23 Sheet1.B23:Sheet1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ASYNC</text:p>
          </table:table-cell>
          <table:table-cell table:style-name="ce1" office:value-type="float" office:value="10000" calcext:value-type="float">
            <text:p>1.00E+04</text:p>
          </table:table-cell>
          <table:table-cell table:style-name="ce1" office:value-type="float" office:value="100000" calcext:value-type="float">
            <text:p>1.00E+05</text:p>
          </table:table-cell>
          <table:table-cell table:style-name="ce1" office:value-type="float" office:value="1000000" calcext:value-type="float">
            <text:p>1.00E+06</text:p>
          </table:table-cell>
          <table:table-cell table:style-name="ce1" office:value-type="float" office:value="10000000" calcext:value-type="float">
            <text:p>1.00E+07</text:p>
          </table:table-cell>
          <table:table-cell table:style-name="ce1" office:value-type="float" office:value="100000000" calcext:value-type="float">
            <text:p>1.00E+08</text:p>
          </table:table-cell>
          <table:table-cell table:number-columns-repeated="2"/>
          <table:table-cell table:style-name="ce1" table:number-columns-repeated="5"/>
        </table:table-row>
        <table:table-row table:style-name="ro1">
          <table:table-cell office:value-type="float" office:value="0.025" calcext:value-type="float">
            <text:p>2.50E-02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97" calcext:value-type="float">
            <text:p>1.97</text:p>
          </table:table-cell>
          <table:table-cell office:value-type="float" office:value="7.21" calcext:value-type="float">
            <text:p>7.2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1.46" calcext:value-type="float">
            <text:p>1.46</text:p>
          </table:table-cell>
          <table:table-cell office:value-type="float" office:value="1.76" calcext:value-type="float">
            <text:p>1.76</text:p>
          </table:table-cell>
          <table:table-cell office:value-type="float" office:value="5.01" calcext:value-type="float">
            <text:p>5.0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0.1" calcext:value-type="float">
            <text:p>1.00E-01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2.11" calcext:value-type="float">
            <text:p>2.11</text:p>
          </table:table-cell>
          <table:table-cell office:value-type="float" office:value="8.27" calcext:value-type="float">
            <text:p>8.27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0.2" calcext:value-type="float">
            <text:p>2.00E-01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2.26" calcext:value-type="float">
            <text:p>2.26</text:p>
          </table:table-cell>
          <table:table-cell office:value-type="float" office:value="9.99" calcext:value-type="float">
            <text:p>9.99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0.4" calcext:value-type="float">
            <text:p>4.00E-01</text:p>
          </table:table-cell>
          <table:table-cell office:value-type="float" office:value="1.43" calcext:value-type="float">
            <text:p>1.43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9" calcext:value-type="float">
            <text:p>1.9</text:p>
          </table:table-cell>
          <table:table-cell office:value-type="float" office:value="6.19" calcext:value-type="float">
            <text:p>6.19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0.8" calcext:value-type="float">
            <text:p>8.00E-01</text:p>
          </table:table-cell>
          <table:table-cell office:value-type="float" office:value="1.43" calcext:value-type="float">
            <text:p>1.43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2.58" calcext:value-type="float">
            <text:p>2.58</text:p>
          </table:table-cell>
          <table:table-cell office:value-type="float" office:value="12.97" calcext:value-type="float">
            <text:p>12.97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EVENT</text:p>
          </table:table-cell>
          <table:table-cell table:style-name="ce1" office:value-type="float" office:value="10000" calcext:value-type="float">
            <text:p>1.00E+04</text:p>
          </table:table-cell>
          <table:table-cell table:style-name="ce1" office:value-type="float" office:value="100000" calcext:value-type="float">
            <text:p>1.00E+05</text:p>
          </table:table-cell>
          <table:table-cell table:style-name="ce1" office:value-type="float" office:value="1000000" calcext:value-type="float">
            <text:p>1.00E+06</text:p>
          </table:table-cell>
          <table:table-cell table:style-name="ce1" office:value-type="float" office:value="10000000" calcext:value-type="float">
            <text:p>1.00E+07</text:p>
          </table:table-cell>
          <table:table-cell table:style-name="ce1" office:value-type="float" office:value="100000000" calcext:value-type="float">
            <text:p>1.00E+08</text:p>
          </table:table-cell>
          <table:table-cell table:number-columns-repeated="7"/>
        </table:table-row>
        <table:table-row table:style-name="ro1">
          <table:table-cell office:value-type="float" office:value="0.025" calcext:value-type="float">
            <text:p>2.50E-02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6" calcext:value-type="float">
            <text:p>1.46</text:p>
          </table:table-cell>
          <table:table-cell office:value-type="float" office:value="2.43" calcext:value-type="float">
            <text:p>2.43</text:p>
          </table:table-cell>
          <table:table-cell office:value-type="float" office:value="9.29" calcext:value-type="float">
            <text:p>9.29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1.36" calcext:value-type="float">
            <text:p>1.36</text:p>
          </table:table-cell>
          <table:table-cell office:value-type="float" office:value="1.38" calcext:value-type="float">
            <text:p>1.38</text:p>
          </table:table-cell>
          <table:table-cell office:value-type="float" office:value="1.44" calcext:value-type="float">
            <text:p>1.44</text:p>
          </table:table-cell>
          <table:table-cell office:value-type="float" office:value="2.15" calcext:value-type="float">
            <text:p>2.15</text:p>
          </table:table-cell>
          <table:table-cell office:value-type="float" office:value="10.95" calcext:value-type="float">
            <text:p>10.9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1.00E-01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48" calcext:value-type="float">
            <text:p>1.48</text:p>
          </table:table-cell>
          <table:table-cell office:value-type="float" office:value="2.6" calcext:value-type="float">
            <text:p>2.6</text:p>
          </table:table-cell>
          <table:table-cell office:value-type="float" office:value="12.31" calcext:value-type="float">
            <text:p>12.31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2.00E-01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52" calcext:value-type="float">
            <text:p>1.52</text:p>
          </table:table-cell>
          <table:table-cell office:value-type="float" office:value="2.87" calcext:value-type="float">
            <text:p>2.87</text:p>
          </table:table-cell>
          <table:table-cell office:value-type="float" office:value="13.82" calcext:value-type="float">
            <text:p>13.82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4.00E-01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2.3" calcext:value-type="float">
            <text:p>2.3</text:p>
          </table:table-cell>
          <table:table-cell office:value-type="float" office:value="16.48" calcext:value-type="float">
            <text:p>16.4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8.00E-01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56" calcext:value-type="float">
            <text:p>1.56</text:p>
          </table:table-cell>
          <table:table-cell office:value-type="float" office:value="3.45" calcext:value-type="float">
            <text:p>3.45</text:p>
          </table:table-cell>
          <table:table-cell office:value-type="float" office:value="22.1" calcext:value-type="float">
            <text:p>22.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SPEEDUP</text:p>
          </table:table-cell>
          <table:table-cell table:style-name="ce1" office:value-type="float" office:value="10000" calcext:value-type="float">
            <text:p>1.00E+04</text:p>
          </table:table-cell>
          <table:table-cell table:style-name="ce1" office:value-type="float" office:value="100000" calcext:value-type="float">
            <text:p>1.00E+05</text:p>
          </table:table-cell>
          <table:table-cell table:style-name="ce1" office:value-type="float" office:value="1000000" calcext:value-type="float">
            <text:p>1.00E+06</text:p>
          </table:table-cell>
          <table:table-cell table:style-name="ce1" office:value-type="float" office:value="10000000" calcext:value-type="float">
            <text:p>1.00E+07</text:p>
          </table:table-cell>
          <table:table-cell table:style-name="ce1" office:value-type="float" office:value="100000000" calcext:value-type="float">
            <text:p>1.00E+08</text:p>
          </table:table-cell>
          <table:table-cell table:number-columns-repeated="7"/>
        </table:table-row>
        <table:table-row table:style-name="ro1">
          <table:table-cell office:value-type="float" office:value="0.025" calcext:value-type="float">
            <text:p>2.50E-02</text:p>
          </table:table-cell>
          <table:table-cell table:formula="of:=[.B10]/[.B2]" office:value-type="float" office:value="0.950704225352113" calcext:value-type="float">
            <text:p>0.950704225352113</text:p>
          </table:table-cell>
          <table:table-cell table:formula="of:=[.C10]/[.C2]" office:value-type="float" office:value="0.951048951048951" calcext:value-type="float">
            <text:p>0.951048951048951</text:p>
          </table:table-cell>
          <table:table-cell table:formula="of:=[.D10]/[.D2]" office:value-type="float" office:value="0.993197278911565" calcext:value-type="float">
            <text:p>0.993197278911565</text:p>
          </table:table-cell>
          <table:table-cell table:formula="of:=[.E10]/[.E2]" office:value-type="float" office:value="1.23350253807107" calcext:value-type="float">
            <text:p>1.23350253807107</text:p>
          </table:table-cell>
          <table:table-cell table:formula="of:=[.F10]/[.F2]" office:value-type="float" office:value="1.28848821081831" calcext:value-type="float">
            <text:p>1.28848821081831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5.00E-02</text:p>
          </table:table-cell>
          <table:table-cell table:formula="of:=[.B11]/[.B3]" office:value-type="float" office:value="0.95774647887324" calcext:value-type="float">
            <text:p>0.95774647887324</text:p>
          </table:table-cell>
          <table:table-cell table:formula="of:=[.C11]/[.C3]" office:value-type="float" office:value="0.965034965034965" calcext:value-type="float">
            <text:p>0.965034965034965</text:p>
          </table:table-cell>
          <table:table-cell table:formula="of:=[.D11]/[.D3]" office:value-type="float" office:value="0.986301369863014" calcext:value-type="float">
            <text:p>0.986301369863014</text:p>
          </table:table-cell>
          <table:table-cell table:formula="of:=[.E11]/[.E3]" office:value-type="float" office:value="1.22159090909091" calcext:value-type="float">
            <text:p>1.22159090909091</text:p>
          </table:table-cell>
          <table:table-cell table:formula="of:=[.F11]/[.F3]" office:value-type="float" office:value="2.18562874251497" calcext:value-type="float">
            <text:p>2.18562874251497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1.00E-01</text:p>
          </table:table-cell>
          <table:table-cell table:formula="of:=[.B12]/[.B4]" office:value-type="float" office:value="0.95774647887324" calcext:value-type="float">
            <text:p>0.95774647887324</text:p>
          </table:table-cell>
          <table:table-cell table:formula="of:=[.C12]/[.C4]" office:value-type="float" office:value="0.958041958041958" calcext:value-type="float">
            <text:p>0.958041958041958</text:p>
          </table:table-cell>
          <table:table-cell table:formula="of:=[.D12]/[.D4]" office:value-type="float" office:value="1.00680272108844" calcext:value-type="float">
            <text:p>1.00680272108844</text:p>
          </table:table-cell>
          <table:table-cell table:formula="of:=[.E12]/[.E4]" office:value-type="float" office:value="1.23222748815166" calcext:value-type="float">
            <text:p>1.23222748815166</text:p>
          </table:table-cell>
          <table:table-cell table:formula="of:=[.F12]/[.F4]" office:value-type="float" office:value="1.48851269649335" calcext:value-type="float">
            <text:p>1.48851269649335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2.00E-01</text:p>
          </table:table-cell>
          <table:table-cell table:formula="of:=[.B13]/[.B5]" office:value-type="float" office:value="0.95774647887324" calcext:value-type="float">
            <text:p>0.95774647887324</text:p>
          </table:table-cell>
          <table:table-cell table:formula="of:=[.C13]/[.C5]" office:value-type="float" office:value="0.958041958041958" calcext:value-type="float">
            <text:p>0.958041958041958</text:p>
          </table:table-cell>
          <table:table-cell table:formula="of:=[.D13]/[.D5]" office:value-type="float" office:value="1.02013422818792" calcext:value-type="float">
            <text:p>1.02013422818792</text:p>
          </table:table-cell>
          <table:table-cell table:formula="of:=[.E13]/[.E5]" office:value-type="float" office:value="1.26991150442478" calcext:value-type="float">
            <text:p>1.26991150442478</text:p>
          </table:table-cell>
          <table:table-cell table:formula="of:=[.F13]/[.F5]" office:value-type="float" office:value="1.38338338338338" calcext:value-type="float">
            <text:p>1.38338338338338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4.00E-01</text:p>
          </table:table-cell>
          <table:table-cell table:formula="of:=[.B14]/[.B6]" office:value-type="float" office:value="0.944055944055944" calcext:value-type="float">
            <text:p>0.944055944055944</text:p>
          </table:table-cell>
          <table:table-cell table:formula="of:=[.C14]/[.C6]" office:value-type="float" office:value="0.944444444444445" calcext:value-type="float">
            <text:p>0.944444444444445</text:p>
          </table:table-cell>
          <table:table-cell table:formula="of:=[.D14]/[.D6]" office:value-type="float" office:value="1" calcext:value-type="float">
            <text:p>1</text:p>
          </table:table-cell>
          <table:table-cell table:formula="of:=[.E14]/[.E6]" office:value-type="float" office:value="1.21052631578947" calcext:value-type="float">
            <text:p>1.21052631578947</text:p>
          </table:table-cell>
          <table:table-cell table:formula="of:=[.F14]/[.F6]" office:value-type="float" office:value="2.66235864297254" calcext:value-type="float">
            <text:p>2.6623586429725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8.00E-01</text:p>
          </table:table-cell>
          <table:table-cell table:formula="of:=[.B15]/[.B7]" office:value-type="float" office:value="0.951048951048951" calcext:value-type="float">
            <text:p>0.951048951048951</text:p>
          </table:table-cell>
          <table:table-cell table:formula="of:=[.C15]/[.C7]" office:value-type="float" office:value="0.951388888888889" calcext:value-type="float">
            <text:p>0.951388888888889</text:p>
          </table:table-cell>
          <table:table-cell table:formula="of:=[.D15]/[.D7]" office:value-type="float" office:value="1.04697986577181" calcext:value-type="float">
            <text:p>1.04697986577181</text:p>
          </table:table-cell>
          <table:table-cell table:formula="of:=[.E15]/[.E7]" office:value-type="float" office:value="1.33720930232558" calcext:value-type="float">
            <text:p>1.33720930232558</text:p>
          </table:table-cell>
          <table:table-cell table:formula="of:=[.F15]/[.F7]" office:value-type="float" office:value="1.70393215111796" calcext:value-type="float">
            <text:p>1.70393215111796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table:number-columns-repeated="5"/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CPU</text:p>
          </table:table-cell>
          <table:table-cell table:style-name="ce1" office:value-type="float" office:value="10000" calcext:value-type="float">
            <text:p>1.00E+04</text:p>
          </table:table-cell>
          <table:table-cell table:style-name="ce1" office:value-type="float" office:value="100000" calcext:value-type="float">
            <text:p>1.00E+05</text:p>
          </table:table-cell>
          <table:table-cell table:style-name="ce1" office:value-type="float" office:value="1000000" calcext:value-type="float">
            <text:p>1.00E+06</text:p>
          </table:table-cell>
          <table:table-cell table:style-name="ce1" office:value-type="float" office:value="10000000" calcext:value-type="float">
            <text:p>1.00E+07</text:p>
          </table:table-cell>
          <table:table-cell table:style-name="ce1" office:value-type="float" office:value="100000000" calcext:value-type="float">
            <text:p>1.00E+08</text:p>
          </table:table-cell>
          <table:table-cell table:number-columns-repeated="7"/>
        </table:table-row>
        <table:table-row table:style-name="ro1">
          <table:table-cell office:value-type="float" office:value="0.025" calcext:value-type="float">
            <text:p>2.50E-02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1.18" calcext:value-type="float">
            <text:p>1.18</text:p>
          </table:table-cell>
          <table:table-cell office:value-type="float" office:value="1.61" calcext:value-type="float">
            <text:p>1.6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18" calcext:value-type="float">
            <text:p>1.18</text:p>
          </table:table-cell>
          <table:table-cell office:value-type="float" office:value="1.63" calcext:value-type="float">
            <text:p>1.63</text:p>
          </table:table-cell>
          <table:table-cell office:value-type="float" office:value="6.13" calcext:value-type="float">
            <text:p>6.13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1.00E-01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1.18" calcext:value-type="float">
            <text:p>1.18</text:p>
          </table:table-cell>
          <table:table-cell office:value-type="float" office:value="1.65" calcext:value-type="float">
            <text:p>1.65</text:p>
          </table:table-cell>
          <table:table-cell office:value-type="float" office:value="6.39" calcext:value-type="float">
            <text:p>6.39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2.00E-01</text:p>
          </table:table-cell>
          <table:table-cell table:number-columns-repeated="2"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office:value-type="float" office:value="1.71" calcext:value-type="float">
            <text:p>1.71</text:p>
          </table:table-cell>
          <table:table-cell office:value-type="float" office:value="7.08" calcext:value-type="float">
            <text:p>7.08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4.00E-0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1.84" calcext:value-type="float">
            <text:p>1.84</text:p>
          </table:table-cell>
          <table:table-cell office:value-type="float" office:value="8.19" calcext:value-type="float">
            <text:p>8.19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8.00E-0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22" calcext:value-type="float">
            <text:p>1.22</text:p>
          </table:table-cell>
          <table:table-cell office:value-type="float" office:value="2.11" calcext:value-type="float">
            <text:p>2.11</text:p>
          </table:table-cell>
          <table:table-cell office:value-type="float" office:value="10.88" calcext:value-type="float">
            <text:p>10.8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SPEEDUP</text:p>
          </table:table-cell>
          <table:table-cell table:style-name="ce1" office:value-type="float" office:value="10000" calcext:value-type="float">
            <text:p>1.00E+04</text:p>
          </table:table-cell>
          <table:table-cell table:style-name="ce1" office:value-type="float" office:value="100000" calcext:value-type="float">
            <text:p>1.00E+05</text:p>
          </table:table-cell>
          <table:table-cell table:style-name="ce1" office:value-type="float" office:value="1000000" calcext:value-type="float">
            <text:p>1.00E+06</text:p>
          </table:table-cell>
          <table:table-cell table:style-name="ce1" office:value-type="float" office:value="10000000" calcext:value-type="float">
            <text:p>1.00E+07</text:p>
          </table:table-cell>
          <table:table-cell table:style-name="ce1" office:value-type="float" office:value="100000000" calcext:value-type="float">
            <text:p>1.00E+08</text:p>
          </table:table-cell>
          <table:table-cell table:number-columns-repeated="7"/>
        </table:table-row>
        <table:table-row table:style-name="ro1">
          <table:table-cell office:value-type="float" office:value="0.025" calcext:value-type="float">
            <text:p>2.50E-02</text:p>
          </table:table-cell>
          <table:table-cell table:formula="of:=[.B36]/[.B2]" office:value-type="float" office:value="0.795774647887324" calcext:value-type="float">
            <text:p>0.795774647887324</text:p>
          </table:table-cell>
          <table:table-cell table:formula="of:=[.C36]/[.C2]" office:value-type="float" office:value="0.79020979020979" calcext:value-type="float">
            <text:p>0.79020979020979</text:p>
          </table:table-cell>
          <table:table-cell table:formula="of:=[.D36]/[.D2]" office:value-type="float" office:value="0.802721088435374" calcext:value-type="float">
            <text:p>0.802721088435374</text:p>
          </table:table-cell>
          <table:table-cell table:formula="of:=[.E36]/[.E2]" office:value-type="float" office:value="0.817258883248731" calcext:value-type="float">
            <text:p>0.817258883248731</text:p>
          </table:table-cell>
          <table:table-cell table:formula="of:=[.F36]/[.F2]" office:value-type="float" office:value="0.832177531206657" calcext:value-type="float">
            <text:p>0.832177531206657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5.00E-02</text:p>
          </table:table-cell>
          <table:table-cell table:formula="of:=[.B37]/[.B3]" office:value-type="float" office:value="0.795774647887324" calcext:value-type="float">
            <text:p>0.795774647887324</text:p>
          </table:table-cell>
          <table:table-cell table:formula="of:=[.C37]/[.C3]" office:value-type="float" office:value="0.797202797202797" calcext:value-type="float">
            <text:p>0.797202797202797</text:p>
          </table:table-cell>
          <table:table-cell table:formula="of:=[.D37]/[.D3]" office:value-type="float" office:value="0.808219178082192" calcext:value-type="float">
            <text:p>0.808219178082192</text:p>
          </table:table-cell>
          <table:table-cell table:formula="of:=[.E37]/[.E3]" office:value-type="float" office:value="0.926136363636364" calcext:value-type="float">
            <text:p>0.926136363636364</text:p>
          </table:table-cell>
          <table:table-cell table:formula="of:=[.F37]/[.F3]" office:value-type="float" office:value="1.22355289421158" calcext:value-type="float">
            <text:p>1.22355289421158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1.00E-01</text:p>
          </table:table-cell>
          <table:table-cell table:formula="of:=[.B38]/[.B4]" office:value-type="float" office:value="0.795774647887324" calcext:value-type="float">
            <text:p>0.795774647887324</text:p>
          </table:table-cell>
          <table:table-cell table:formula="of:=[.C38]/[.C4]" office:value-type="float" office:value="0.79020979020979" calcext:value-type="float">
            <text:p>0.79020979020979</text:p>
          </table:table-cell>
          <table:table-cell table:formula="of:=[.D38]/[.D4]" office:value-type="float" office:value="0.802721088435374" calcext:value-type="float">
            <text:p>0.802721088435374</text:p>
          </table:table-cell>
          <table:table-cell table:formula="of:=[.E38]/[.E4]" office:value-type="float" office:value="0.781990521327014" calcext:value-type="float">
            <text:p>0.781990521327014</text:p>
          </table:table-cell>
          <table:table-cell table:formula="of:=[.F38]/[.F4]" office:value-type="float" office:value="0.7726723095526" calcext:value-type="float">
            <text:p>0.7726723095526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2.00E-01</text:p>
          </table:table-cell>
          <table:table-cell table:formula="of:=[.B39]/[.B5]" office:value-type="float" office:value="0.795774647887324" calcext:value-type="float">
            <text:p>0.795774647887324</text:p>
          </table:table-cell>
          <table:table-cell table:formula="of:=[.C39]/[.C5]" office:value-type="float" office:value="0.79020979020979" calcext:value-type="float">
            <text:p>0.79020979020979</text:p>
          </table:table-cell>
          <table:table-cell table:formula="of:=[.D39]/[.D5]" office:value-type="float" office:value="0.798657718120805" calcext:value-type="float">
            <text:p>0.798657718120805</text:p>
          </table:table-cell>
          <table:table-cell table:formula="of:=[.E39]/[.E5]" office:value-type="float" office:value="0.756637168141593" calcext:value-type="float">
            <text:p>0.756637168141593</text:p>
          </table:table-cell>
          <table:table-cell table:formula="of:=[.F39]/[.F5]" office:value-type="float" office:value="0.708708708708709" calcext:value-type="float">
            <text:p>0.708708708708709</text:p>
          </table:table-cell>
          <table:table-cell table:number-columns-repeated="2"/>
          <table:table-cell>
            <draw:frame draw:z-index="2" draw:style-name="gr1" draw:text-style-name="P1" svg:width="6.2988in" svg:height="3.5429in" svg:x="0.011in" svg:y="0.0201in">
              <draw:object draw:notify-on-update-of-ranges="Sheet1.B9:Sheet1.F9 Sheet1.A10:Sheet1.A10 Sheet1.B10:Sheet1.F10 Sheet1.A11:Sheet1.A11 Sheet1.B11:Sheet1.F11 Sheet1.A12:Sheet1.A12 Sheet1.B12:Sheet1.F12 Sheet1.A13:Sheet1.A13 Sheet1.B13:Sheet1.F13 Sheet1.A14:Sheet1.A14 Sheet1.B14:Sheet1.F14 Sheet1.A15:Sheet1.A15 Sheet1.B15:Sheet1.F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4.00E-01</text:p>
          </table:table-cell>
          <table:table-cell table:formula="of:=[.B40]/[.B6]" office:value-type="float" office:value="0.79020979020979" calcext:value-type="float">
            <text:p>0.79020979020979</text:p>
          </table:table-cell>
          <table:table-cell table:formula="of:=[.C40]/[.C6]" office:value-type="float" office:value="0.791666666666667" calcext:value-type="float">
            <text:p>0.791666666666667</text:p>
          </table:table-cell>
          <table:table-cell table:formula="of:=[.D40]/[.D6]" office:value-type="float" office:value="0.827586206896552" calcext:value-type="float">
            <text:p>0.827586206896552</text:p>
          </table:table-cell>
          <table:table-cell table:formula="of:=[.E40]/[.E6]" office:value-type="float" office:value="0.968421052631579" calcext:value-type="float">
            <text:p>0.968421052631579</text:p>
          </table:table-cell>
          <table:table-cell table:formula="of:=[.F40]/[.F6]" office:value-type="float" office:value="1.32310177705977" calcext:value-type="float">
            <text:p>1.32310177705977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8.00E-01</text:p>
          </table:table-cell>
          <table:table-cell table:formula="of:=[.B41]/[.B7]" office:value-type="float" office:value="0.79020979020979" calcext:value-type="float">
            <text:p>0.79020979020979</text:p>
          </table:table-cell>
          <table:table-cell table:formula="of:=[.C41]/[.C7]" office:value-type="float" office:value="0.791666666666667" calcext:value-type="float">
            <text:p>0.791666666666667</text:p>
          </table:table-cell>
          <table:table-cell table:formula="of:=[.D41]/[.D7]" office:value-type="float" office:value="0.818791946308725" calcext:value-type="float">
            <text:p>0.818791946308725</text:p>
          </table:table-cell>
          <table:table-cell table:formula="of:=[.E41]/[.E7]" office:value-type="float" office:value="0.817829457364341" calcext:value-type="float">
            <text:p>0.817829457364341</text:p>
          </table:table-cell>
          <table:table-cell table:formula="of:=[.F41]/[.F7]" office:value-type="float" office:value="0.838858905165767" calcext:value-type="float">
            <text:p>0.838858905165767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ADJSPD</text:p>
          </table:table-cell>
          <table:table-cell table:style-name="ce1" office:value-type="float" office:value="10000" calcext:value-type="float">
            <text:p>1.00E+04</text:p>
          </table:table-cell>
          <table:table-cell table:style-name="ce1" office:value-type="float" office:value="100000" calcext:value-type="float">
            <text:p>1.00E+05</text:p>
          </table:table-cell>
          <table:table-cell table:style-name="ce1" office:value-type="float" office:value="1000000" calcext:value-type="float">
            <text:p>1.00E+06</text:p>
          </table:table-cell>
          <table:table-cell table:style-name="ce1" office:value-type="float" office:value="10000000" calcext:value-type="float">
            <text:p>1.00E+07</text:p>
          </table:table-cell>
          <table:table-cell table:style-name="ce1" office:value-type="float" office:value="100000000" calcext:value-type="float">
            <text:p>1.00E+08</text:p>
          </table:table-cell>
          <table:table-cell table:number-columns-repeated="7"/>
        </table:table-row>
        <table:table-row table:style-name="ro1">
          <table:table-cell office:value-type="float" office:value="0.025" calcext:value-type="float">
            <text:p>2.50E-02</text:p>
          </table:table-cell>
          <table:table-cell table:formula="of:=[.B36]/([.B2]-(42/60))" office:value-type="float" office:value="1.56944444444444" calcext:value-type="float">
            <text:p>1.56944444444444</text:p>
          </table:table-cell>
          <table:table-cell table:formula="of:=[.C36]/([.C2]-(42/60))" office:value-type="float" office:value="1.54794520547945" calcext:value-type="float">
            <text:p>1.54794520547945</text:p>
          </table:table-cell>
          <table:table-cell table:formula="of:=[.D36]/([.D2]-(42/60))" office:value-type="float" office:value="1.53246753246753" calcext:value-type="float">
            <text:p>1.53246753246753</text:p>
          </table:table-cell>
          <table:table-cell table:formula="of:=[.E36]/([.E2]-(42/60))" office:value-type="float" office:value="1.26771653543307" calcext:value-type="float">
            <text:p>1.26771653543307</text:p>
          </table:table-cell>
          <table:table-cell table:formula="of:=[.F36]/([.F2]-(42/60))" office:value-type="float" office:value="0.921658986175115" calcext:value-type="float">
            <text:p>0.921658986175115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5.00E-02</text:p>
          </table:table-cell>
          <table:table-cell table:formula="of:=[.B37]/([.B3]-(42/60))" office:value-type="float" office:value="1.56944444444444" calcext:value-type="float">
            <text:p>1.56944444444444</text:p>
          </table:table-cell>
          <table:table-cell table:formula="of:=[.C37]/([.C3]-(42/60))" office:value-type="float" office:value="1.56164383561644" calcext:value-type="float">
            <text:p>1.56164383561644</text:p>
          </table:table-cell>
          <table:table-cell table:formula="of:=[.D37]/([.D3]-(42/60))" office:value-type="float" office:value="1.55263157894737" calcext:value-type="float">
            <text:p>1.55263157894737</text:p>
          </table:table-cell>
          <table:table-cell table:formula="of:=[.E37]/([.E3]-(42/60))" office:value-type="float" office:value="1.5377358490566" calcext:value-type="float">
            <text:p>1.5377358490566</text:p>
          </table:table-cell>
          <table:table-cell table:formula="of:=[.F37]/([.F3]-(42/60))" office:value-type="float" office:value="1.42227378190255" calcext:value-type="float">
            <text:p>1.4222737819025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1.00E-01</text:p>
          </table:table-cell>
          <table:table-cell table:formula="of:=[.B38]/([.B4]-(42/60))" office:value-type="float" office:value="1.56944444444444" calcext:value-type="float">
            <text:p>1.56944444444444</text:p>
          </table:table-cell>
          <table:table-cell table:formula="of:=[.C38]/([.C4]-(42/60))" office:value-type="float" office:value="1.54794520547945" calcext:value-type="float">
            <text:p>1.54794520547945</text:p>
          </table:table-cell>
          <table:table-cell table:formula="of:=[.D38]/([.D4]-(42/60))" office:value-type="float" office:value="1.53246753246753" calcext:value-type="float">
            <text:p>1.53246753246753</text:p>
          </table:table-cell>
          <table:table-cell table:formula="of:=[.E38]/([.E4]-(42/60))" office:value-type="float" office:value="1.17021276595745" calcext:value-type="float">
            <text:p>1.17021276595745</text:p>
          </table:table-cell>
          <table:table-cell table:formula="of:=[.F38]/([.F4]-(42/60))" office:value-type="float" office:value="0.844121532364597" calcext:value-type="float">
            <text:p>0.844121532364597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2.00E-01</text:p>
          </table:table-cell>
          <table:table-cell table:formula="of:=[.B39]/([.B5]-(42/60))" office:value-type="float" office:value="1.56944444444444" calcext:value-type="float">
            <text:p>1.56944444444444</text:p>
          </table:table-cell>
          <table:table-cell table:formula="of:=[.C39]/([.C5]-(42/60))" office:value-type="float" office:value="1.54794520547945" calcext:value-type="float">
            <text:p>1.54794520547945</text:p>
          </table:table-cell>
          <table:table-cell table:formula="of:=[.D39]/([.D5]-(42/60))" office:value-type="float" office:value="1.50632911392405" calcext:value-type="float">
            <text:p>1.50632911392405</text:p>
          </table:table-cell>
          <table:table-cell table:formula="of:=[.E39]/([.E5]-(42/60))" office:value-type="float" office:value="1.09615384615385" calcext:value-type="float">
            <text:p>1.09615384615385</text:p>
          </table:table-cell>
          <table:table-cell table:formula="of:=[.F39]/([.F5]-(42/60))" office:value-type="float" office:value="0.76210979547901" calcext:value-type="float">
            <text:p>0.76210979547901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4.00E-01</text:p>
          </table:table-cell>
          <table:table-cell table:formula="of:=[.B40]/([.B6]-(42/60))" office:value-type="float" office:value="1.54794520547945" calcext:value-type="float">
            <text:p>1.54794520547945</text:p>
          </table:table-cell>
          <table:table-cell table:formula="of:=[.C40]/([.C6]-(42/60))" office:value-type="float" office:value="1.54054054054054" calcext:value-type="float">
            <text:p>1.54054054054054</text:p>
          </table:table-cell>
          <table:table-cell table:formula="of:=[.D40]/([.D6]-(42/60))" office:value-type="float" office:value="1.6" calcext:value-type="float">
            <text:p>1.6</text:p>
          </table:table-cell>
          <table:table-cell table:formula="of:=[.E40]/([.E6]-(42/60))" office:value-type="float" office:value="1.53333333333333" calcext:value-type="float">
            <text:p>1.53333333333333</text:p>
          </table:table-cell>
          <table:table-cell table:formula="of:=[.F40]/([.F6]-(42/60))" office:value-type="float" office:value="1.49180327868852" calcext:value-type="float">
            <text:p>1.49180327868852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8.00E-01</text:p>
          </table:table-cell>
          <table:table-cell table:formula="of:=[.B41]/([.B7]-(42/60))" office:value-type="float" office:value="1.54794520547945" calcext:value-type="float">
            <text:p>1.54794520547945</text:p>
          </table:table-cell>
          <table:table-cell table:formula="of:=[.C41]/([.C7]-(42/60))" office:value-type="float" office:value="1.54054054054054" calcext:value-type="float">
            <text:p>1.54054054054054</text:p>
          </table:table-cell>
          <table:table-cell table:formula="of:=[.D41]/([.D7]-(42/60))" office:value-type="float" office:value="1.54430379746835" calcext:value-type="float">
            <text:p>1.54430379746835</text:p>
          </table:table-cell>
          <table:table-cell table:formula="of:=[.E41]/([.E7]-(42/60))" office:value-type="float" office:value="1.12234042553191" calcext:value-type="float">
            <text:p>1.12234042553191</text:p>
          </table:table-cell>
          <table:table-cell table:formula="of:=[.F41]/([.F7]-(42/60))" office:value-type="float" office:value="0.886715566422168" calcext:value-type="float">
            <text:p>0.8867155664221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6:14:35.956523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9:22:21.117429028</meta:creation-date>
    <dc:date>2024-03-29T16:53:17.984180707</dc:date>
    <meta:editing-duration>PT2H50M50S</meta:editing-duration>
    <meta:editing-cycles>6</meta:editing-cycles>
    <meta:generator>LibreOffice/7.6.5.2$Linux_X86_64 LibreOffice_project/60$Build-2</meta:generator>
    <meta:document-statistic meta:table-count="1" meta:cell-count="25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1cm" svg:y="0.316cm" chart:style-name="ch2">
          <text:p>Kobayashi Async Runtime</text:p>
        </chart:title>
        <chart:subtitle svg:x="4.093cm" svg:y="1.275cm" chart:style-name="ch3">
          <text:p>Trendlines for Fixed Material Cross-Sections</text:p>
        </chart:subtitle>
        <chart:legend chart:legend-position="end" svg:x="13.28cm" svg:y="2.956cm" style:legend-expansion="high" chart:style-name="ch4"/>
        <chart:plot-area chart:style-name="ch5" table:cell-range-address="Sheet1.A1:Sheet1.F7" chart:data-source-has-labels="both" svg:x="1.331cm" svg:y="2.138cm" svg:width="11.629cm" svg:height="5.701cm">
          <chart:coordinate-region svg:x="2.072cm" svg:y="2.337cm" svg:width="10.145cm" svg:height="4.855cm"/>
          <chart:axis chart:dimension="x" chart:name="primary-x" chart:style-name="ch6" chartooo:axis-type="auto">
            <chartooo:date-scale/>
            <chart:title svg:x="6.069cm" svg:y="8.019cm" chart:style-name="ch7">
              <text:p>Particle Count</text:p>
            </chart:title>
            <chart:categories table:cell-range-address="Sheet1.B1:Sheet1.F1"/>
          </chart:axis>
          <chart:axis chart:dimension="y" chart:name="primary-y" chart:style-name="ch8">
            <chart:title svg:x="0.451cm" svg:y="6.143cm" chart:style-name="ch9">
              <text:p>Runtime (mins)</text:p>
            </chart:title>
            <chart:grid chart:style-name="ch10" chart:class="major"/>
          </chart:axis>
          <chart:series chart:style-name="ch11" chart:values-cell-range-address="Sheet1.B2:Sheet1.F2" chart:label-cell-address="Sheet1.A2:Sheet1.A2" chart:class="chart:line">
            <chart:data-point chart:repeated="5"/>
          </chart:series>
          <chart:series chart:style-name="ch12" chart:values-cell-range-address="Sheet1.B3:Sheet1.F3" chart:label-cell-address="Sheet1.A3:Sheet1.A3" chart:class="chart:line">
            <chart:data-point chart:repeated="5"/>
          </chart:series>
          <chart:series chart:style-name="ch13" chart:values-cell-range-address="Sheet1.B4:Sheet1.F4" chart:label-cell-address="Sheet1.A4:Sheet1.A4" chart:class="chart:line">
            <chart:data-point chart:repeated="5"/>
          </chart:series>
          <chart:series chart:style-name="ch14" chart:values-cell-range-address="Sheet1.B5:Sheet1.F5" chart:label-cell-address="Sheet1.A5:Sheet1.A5" chart:class="chart:line">
            <chart:data-point chart:repeated="5"/>
          </chart:series>
          <chart:series chart:style-name="ch15" chart:values-cell-range-address="Sheet1.B6:Sheet1.F6" chart:label-cell-address="Sheet1.A6:Sheet1.A6" chart:class="chart:line">
            <chart:data-point chart:repeated="5"/>
          </chart:series>
          <chart:series chart:style-name="ch16" chart:values-cell-range-address="Sheet1.B7:Sheet1.F7" chart:label-cell-address="Sheet1.A7:Sheet1.A7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B1:Sheet1.F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2.50E-02</text:p>
                <draw:g>
                  <svg:desc>Sheet1.A2:Sheet1.A2</svg:desc>
                </draw:g>
              </table:table-cell>
              <table:table-cell office:value-type="float" office:value="1.42">
                <text:p>1.42</text:p>
                <draw:g>
                  <svg:desc>Sheet1.B2:Sheet1.F2</svg:desc>
                </draw:g>
              </table:table-cell>
              <table:table-cell office:value-type="float" office:value="1.43">
                <text:p>1.43</text:p>
              </table:table-cell>
              <table:table-cell office:value-type="float" office:value="1.47">
                <text:p>1.47</text:p>
              </table:table-cell>
              <table:table-cell office:value-type="float" office:value="1.97">
                <text:p>1.97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5.00E-02</text:p>
                <draw:g>
                  <svg:desc>Sheet1.A3:Sheet1.A3</svg:desc>
                </draw:g>
              </table:table-cell>
              <table:table-cell office:value-type="float" office:value="1.42">
                <text:p>1.42</text:p>
                <draw:g>
                  <svg:desc>Sheet1.B3:Sheet1.F3</svg:desc>
                </draw:g>
              </table:table-cell>
              <table:table-cell office:value-type="float" office:value="1.43">
                <text:p>1.43</text:p>
              </table:table-cell>
              <table:table-cell office:value-type="float" office:value="1.46">
                <text:p>1.46</text:p>
              </table:table-cell>
              <table:table-cell office:value-type="float" office:value="1.76">
                <text:p>1.76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.00E-01</text:p>
                <draw:g>
                  <svg:desc>Sheet1.A4:Sheet1.A4</svg:desc>
                </draw:g>
              </table:table-cell>
              <table:table-cell office:value-type="float" office:value="1.42">
                <text:p>1.42</text:p>
                <draw:g>
                  <svg:desc>Sheet1.B4:Sheet1.F4</svg:desc>
                </draw:g>
              </table:table-cell>
              <table:table-cell office:value-type="float" office:value="1.43">
                <text:p>1.43</text:p>
              </table:table-cell>
              <table:table-cell office:value-type="float" office:value="1.47">
                <text:p>1.47</text:p>
              </table:table-cell>
              <table:table-cell office:value-type="float" office:value="2.11">
                <text:p>2.11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2.00E-01</text:p>
                <draw:g>
                  <svg:desc>Sheet1.A5:Sheet1.A5</svg:desc>
                </draw:g>
              </table:table-cell>
              <table:table-cell office:value-type="float" office:value="1.42">
                <text:p>1.42</text:p>
                <draw:g>
                  <svg:desc>Sheet1.B5:Sheet1.F5</svg:desc>
                </draw:g>
              </table:table-cell>
              <table:table-cell office:value-type="float" office:value="1.43">
                <text:p>1.43</text:p>
              </table:table-cell>
              <table:table-cell office:value-type="float" office:value="1.49">
                <text:p>1.49</text:p>
              </table:table-cell>
              <table:table-cell office:value-type="float" office:value="2.26">
                <text:p>2.26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4.00E-01</text:p>
                <draw:g>
                  <svg:desc>Sheet1.A6:Sheet1.A6</svg:desc>
                </draw:g>
              </table:table-cell>
              <table:table-cell office:value-type="float" office:value="1.43">
                <text:p>1.43</text:p>
                <draw:g>
                  <svg:desc>Sheet1.B6:Sheet1.F6</svg:desc>
                </draw:g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9">
                <text:p>1.9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8.00E-01</text:p>
                <draw:g>
                  <svg:desc>Sheet1.A7:Sheet1.A7</svg:desc>
                </draw:g>
              </table:table-cell>
              <table:table-cell office:value-type="float" office:value="1.43">
                <text:p>1.43</text:p>
                <draw:g>
                  <svg:desc>Sheet1.B7:Sheet1.F7</svg:desc>
                </draw:g>
              </table:table-cell>
              <table:table-cell office:value-type="float" office:value="1.44">
                <text:p>1.44</text:p>
              </table:table-cell>
              <table:table-cell office:value-type="float" office:value="1.49">
                <text:p>1.49</text:p>
              </table:table-cell>
              <table:table-cell office:value-type="float" office:value="2.58">
                <text:p>2.58</text:p>
              </table:table-cell>
              <table:table-cell office:value-type="float" office:value="12.97">
                <text:p>12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71cm" svg:y="0.316cm" chart:style-name="ch2">
          <text:p>Kobayashi Async Speedup</text:p>
        </chart:title>
        <chart:subtitle svg:x="4.093cm" svg:y="1.275cm" chart:style-name="ch3">
          <text:p>Trendlines for Fixed Material Cross-Sections</text:p>
        </chart:subtitle>
        <chart:legend chart:legend-position="end" svg:x="13.28cm" svg:y="2.956cm" style:legend-expansion="high" chart:style-name="ch4"/>
        <chart:plot-area chart:style-name="ch5" table:cell-range-address="Sheet1.A17:Sheet1.F23" chart:data-source-has-labels="both" svg:x="1.331cm" svg:y="2.138cm" svg:width="11.629cm" svg:height="5.701cm">
          <chart:coordinate-region svg:x="2.072cm" svg:y="2.337cm" svg:width="10.145cm" svg:height="4.855cm"/>
          <chart:axis chart:dimension="x" chart:name="primary-x" chart:style-name="ch6" chartooo:axis-type="auto">
            <chartooo:date-scale/>
            <chart:title svg:x="6.069cm" svg:y="8.019cm" chart:style-name="ch7">
              <text:p>Particle Count</text:p>
            </chart:title>
            <chart:categories table:cell-range-address="Sheet1.B17:Sheet1.F17"/>
          </chart:axis>
          <chart:axis chart:dimension="y" chart:name="primary-y" chart:style-name="ch8">
            <chart:title svg:x="0.451cm" svg:y="6.143cm" chart:style-name="ch9">
              <text:p>Runtime (mins)</text:p>
            </chart:title>
            <chart:grid chart:style-name="ch10" chart:class="major"/>
          </chart:axis>
          <chart:series chart:style-name="ch11" chart:values-cell-range-address="Sheet1.B18:Sheet1.F18" chart:label-cell-address="Sheet1.A18:Sheet1.A18" chart:class="chart:line">
            <chart:data-point chart:repeated="5"/>
          </chart:series>
          <chart:series chart:style-name="ch12" chart:values-cell-range-address="Sheet1.B19:Sheet1.F19" chart:label-cell-address="Sheet1.A19:Sheet1.A19" chart:class="chart:line">
            <chart:data-point chart:repeated="5"/>
          </chart:series>
          <chart:series chart:style-name="ch13" chart:values-cell-range-address="Sheet1.B20:Sheet1.F20" chart:label-cell-address="Sheet1.A20:Sheet1.A20" chart:class="chart:line">
            <chart:data-point chart:repeated="5"/>
          </chart:series>
          <chart:series chart:style-name="ch14" chart:values-cell-range-address="Sheet1.B21:Sheet1.F21" chart:label-cell-address="Sheet1.A21:Sheet1.A21" chart:class="chart:line">
            <chart:data-point chart:repeated="5"/>
          </chart:series>
          <chart:series chart:style-name="ch15" chart:values-cell-range-address="Sheet1.B22:Sheet1.F22" chart:label-cell-address="Sheet1.A22:Sheet1.A22" chart:class="chart:line">
            <chart:data-point chart:repeated="5"/>
          </chart:series>
          <chart:series chart:style-name="ch16" chart:values-cell-range-address="Sheet1.B23:Sheet1.F23" chart:label-cell-address="Sheet1.A23:Sheet1.A23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B17:Sheet1.F17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2.50E-02</text:p>
                <draw:g>
                  <svg:desc>Sheet1.A18:Sheet1.A18</svg:desc>
                </draw:g>
              </table:table-cell>
              <table:table-cell office:value-type="float" office:value="0.950704225352113">
                <text:p>0.950704225352113</text:p>
                <draw:g>
                  <svg:desc>Sheet1.B18:Sheet1.F18</svg:desc>
                </draw:g>
              </table:table-cell>
              <table:table-cell office:value-type="float" office:value="0.951048951048951">
                <text:p>0.951048951048951</text:p>
              </table:table-cell>
              <table:table-cell office:value-type="float" office:value="0.993197278911565">
                <text:p>0.993197278911565</text:p>
              </table:table-cell>
              <table:table-cell office:value-type="float" office:value="1.23350253807107">
                <text:p>1.23350253807107</text:p>
              </table:table-cell>
              <table:table-cell office:value-type="float" office:value="1.28848821081831">
                <text:p>1.28848821081831</text:p>
              </table:table-cell>
            </table:table-row>
            <table:table-row>
              <table:table-cell office:value-type="string">
                <text:p>5.00E-02</text:p>
                <draw:g>
                  <svg:desc>Sheet1.A19:Sheet1.A19</svg:desc>
                </draw:g>
              </table:table-cell>
              <table:table-cell office:value-type="float" office:value="0.95774647887324">
                <text:p>0.95774647887324</text:p>
                <draw:g>
                  <svg:desc>Sheet1.B19:Sheet1.F19</svg:desc>
                </draw:g>
              </table:table-cell>
              <table:table-cell office:value-type="float" office:value="0.965034965034965">
                <text:p>0.965034965034965</text:p>
              </table:table-cell>
              <table:table-cell office:value-type="float" office:value="0.986301369863014">
                <text:p>0.986301369863014</text:p>
              </table:table-cell>
              <table:table-cell office:value-type="float" office:value="1.22159090909091">
                <text:p>1.22159090909091</text:p>
              </table:table-cell>
              <table:table-cell office:value-type="float" office:value="2.18562874251497">
                <text:p>2.18562874251497</text:p>
              </table:table-cell>
            </table:table-row>
            <table:table-row>
              <table:table-cell office:value-type="string">
                <text:p>1.00E-01</text:p>
                <draw:g>
                  <svg:desc>Sheet1.A20:Sheet1.A20</svg:desc>
                </draw:g>
              </table:table-cell>
              <table:table-cell office:value-type="float" office:value="0.95774647887324">
                <text:p>0.95774647887324</text:p>
                <draw:g>
                  <svg:desc>Sheet1.B20:Sheet1.F20</svg:desc>
                </draw:g>
              </table:table-cell>
              <table:table-cell office:value-type="float" office:value="0.958041958041958">
                <text:p>0.958041958041958</text:p>
              </table:table-cell>
              <table:table-cell office:value-type="float" office:value="1.00680272108844">
                <text:p>1.00680272108844</text:p>
              </table:table-cell>
              <table:table-cell office:value-type="float" office:value="1.23222748815166">
                <text:p>1.23222748815166</text:p>
              </table:table-cell>
              <table:table-cell office:value-type="float" office:value="1.48851269649335">
                <text:p>1.48851269649335</text:p>
              </table:table-cell>
            </table:table-row>
            <table:table-row>
              <table:table-cell office:value-type="string">
                <text:p>2.00E-01</text:p>
                <draw:g>
                  <svg:desc>Sheet1.A21:Sheet1.A21</svg:desc>
                </draw:g>
              </table:table-cell>
              <table:table-cell office:value-type="float" office:value="0.95774647887324">
                <text:p>0.95774647887324</text:p>
                <draw:g>
                  <svg:desc>Sheet1.B21:Sheet1.F21</svg:desc>
                </draw:g>
              </table:table-cell>
              <table:table-cell office:value-type="float" office:value="0.958041958041958">
                <text:p>0.958041958041958</text:p>
              </table:table-cell>
              <table:table-cell office:value-type="float" office:value="1.02013422818792">
                <text:p>1.02013422818792</text:p>
              </table:table-cell>
              <table:table-cell office:value-type="float" office:value="1.26991150442478">
                <text:p>1.26991150442478</text:p>
              </table:table-cell>
              <table:table-cell office:value-type="float" office:value="1.38338338338338">
                <text:p>1.38338338338338</text:p>
              </table:table-cell>
            </table:table-row>
            <table:table-row>
              <table:table-cell office:value-type="string">
                <text:p>4.00E-01</text:p>
                <draw:g>
                  <svg:desc>Sheet1.A22:Sheet1.A22</svg:desc>
                </draw:g>
              </table:table-cell>
              <table:table-cell office:value-type="float" office:value="0.944055944055944">
                <text:p>0.944055944055944</text:p>
                <draw:g>
                  <svg:desc>Sheet1.B22:Sheet1.F22</svg:desc>
                </draw:g>
              </table:table-cell>
              <table:table-cell office:value-type="float" office:value="0.944444444444445">
                <text:p>0.944444444444445</text:p>
              </table:table-cell>
              <table:table-cell office:value-type="float" office:value="1">
                <text:p>1</text:p>
              </table:table-cell>
              <table:table-cell office:value-type="float" office:value="1.21052631578947">
                <text:p>1.21052631578947</text:p>
              </table:table-cell>
              <table:table-cell office:value-type="float" office:value="2.66235864297254">
                <text:p>2.66235864297254</text:p>
              </table:table-cell>
            </table:table-row>
            <table:table-row>
              <table:table-cell office:value-type="string">
                <text:p>8.00E-01</text:p>
                <draw:g>
                  <svg:desc>Sheet1.A23:Sheet1.A23</svg:desc>
                </draw:g>
              </table:table-cell>
              <table:table-cell office:value-type="float" office:value="0.951048951048951">
                <text:p>0.951048951048951</text:p>
                <draw:g>
                  <svg:desc>Sheet1.B23:Sheet1.F23</svg:desc>
                </draw:g>
              </table:table-cell>
              <table:table-cell office:value-type="float" office:value="0.951388888888889">
                <text:p>0.951388888888889</text:p>
              </table:table-cell>
              <table:table-cell office:value-type="float" office:value="1.04697986577181">
                <text:p>1.04697986577181</text:p>
              </table:table-cell>
              <table:table-cell office:value-type="float" office:value="1.33720930232558">
                <text:p>1.33720930232558</text:p>
              </table:table-cell>
              <table:table-cell office:value-type="float" office:value="1.70393215111796">
                <text:p>1.70393215111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62cm" svg:y="0.316cm" chart:style-name="ch2">
          <text:p>Kobayashi Event-Based Runtime</text:p>
        </chart:title>
        <chart:subtitle svg:x="4.093cm" svg:y="1.275cm" chart:style-name="ch3">
          <text:p>Trendlines for Fixed Material Cross-Sections</text:p>
        </chart:subtitle>
        <chart:legend chart:legend-position="end" svg:x="13.28cm" svg:y="2.956cm" style:legend-expansion="high" chart:style-name="ch4"/>
        <chart:plot-area chart:style-name="ch5" table:cell-range-address="Sheet1.A9:Sheet1.F15" chart:data-source-has-labels="both" svg:x="1.331cm" svg:y="2.138cm" svg:width="11.629cm" svg:height="5.701cm">
          <chart:coordinate-region svg:x="2.072cm" svg:y="2.337cm" svg:width="10.145cm" svg:height="4.855cm"/>
          <chart:axis chart:dimension="x" chart:name="primary-x" chart:style-name="ch6" chartooo:axis-type="auto">
            <chartooo:date-scale/>
            <chart:title svg:x="6.069cm" svg:y="8.019cm" chart:style-name="ch7">
              <text:p>Particle Count</text:p>
            </chart:title>
            <chart:categories table:cell-range-address="Sheet1.B9:Sheet1.F9"/>
          </chart:axis>
          <chart:axis chart:dimension="y" chart:name="primary-y" chart:style-name="ch8">
            <chart:title svg:x="0.451cm" svg:y="6.143cm" chart:style-name="ch9">
              <text:p>Runtime (mins)</text:p>
            </chart:title>
            <chart:grid chart:style-name="ch10" chart:class="major"/>
          </chart:axis>
          <chart:series chart:style-name="ch11" chart:values-cell-range-address="Sheet1.B10:Sheet1.F10" chart:label-cell-address="Sheet1.A10:Sheet1.A10" chart:class="chart:line">
            <chart:data-point chart:repeated="5"/>
          </chart:series>
          <chart:series chart:style-name="ch12" chart:values-cell-range-address="Sheet1.B11:Sheet1.F11" chart:label-cell-address="Sheet1.A11:Sheet1.A11" chart:class="chart:line">
            <chart:data-point chart:repeated="5"/>
          </chart:series>
          <chart:series chart:style-name="ch13" chart:values-cell-range-address="Sheet1.B12:Sheet1.F12" chart:label-cell-address="Sheet1.A12:Sheet1.A12" chart:class="chart:line">
            <chart:data-point chart:repeated="5"/>
          </chart:series>
          <chart:series chart:style-name="ch14" chart:values-cell-range-address="Sheet1.B13:Sheet1.F13" chart:label-cell-address="Sheet1.A13:Sheet1.A13" chart:class="chart:line">
            <chart:data-point chart:repeated="5"/>
          </chart:series>
          <chart:series chart:style-name="ch15" chart:values-cell-range-address="Sheet1.B14:Sheet1.F14" chart:label-cell-address="Sheet1.A14:Sheet1.A14" chart:class="chart:line">
            <chart:data-point chart:repeated="5"/>
          </chart:series>
          <chart:series chart:style-name="ch16" chart:values-cell-range-address="Sheet1.B15:Sheet1.F15" chart:label-cell-address="Sheet1.A15:Sheet1.A15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B9:Sheet1.F9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2.50E-02</text:p>
                <draw:g>
                  <svg:desc>Sheet1.A10:Sheet1.A10</svg:desc>
                </draw:g>
              </table:table-cell>
              <table:table-cell office:value-type="float" office:value="1.35">
                <text:p>1.35</text:p>
                <draw:g>
                  <svg:desc>Sheet1.B10:Sheet1.F10</svg:desc>
                </draw:g>
              </table:table-cell>
              <table:table-cell office:value-type="float" office:value="1.36">
                <text:p>1.36</text:p>
              </table:table-cell>
              <table:table-cell office:value-type="float" office:value="1.46">
                <text:p>1.46</text:p>
              </table:table-cell>
              <table:table-cell office:value-type="float" office:value="2.43">
                <text:p>2.4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5.00E-02</text:p>
                <draw:g>
                  <svg:desc>Sheet1.A11:Sheet1.A11</svg:desc>
                </draw:g>
              </table:table-cell>
              <table:table-cell office:value-type="float" office:value="1.36">
                <text:p>1.36</text:p>
                <draw:g>
                  <svg:desc>Sheet1.B11:Sheet1.F11</svg:desc>
                </draw:g>
              </table:table-cell>
              <table:table-cell office:value-type="float" office:value="1.38">
                <text:p>1.38</text:p>
              </table:table-cell>
              <table:table-cell office:value-type="float" office:value="1.44">
                <text:p>1.44</text:p>
              </table:table-cell>
              <table:table-cell office:value-type="float" office:value="2.15">
                <text:p>2.15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.00E-01</text:p>
                <draw:g>
                  <svg:desc>Sheet1.A12:Sheet1.A12</svg:desc>
                </draw:g>
              </table:table-cell>
              <table:table-cell office:value-type="float" office:value="1.36">
                <text:p>1.36</text:p>
                <draw:g>
                  <svg:desc>Sheet1.B12:Sheet1.F12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48">
                <text:p>1.48</text:p>
              </table:table-cell>
              <table:table-cell office:value-type="float" office:value="2.6">
                <text:p>2.6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2.00E-01</text:p>
                <draw:g>
                  <svg:desc>Sheet1.A13:Sheet1.A13</svg:desc>
                </draw:g>
              </table:table-cell>
              <table:table-cell office:value-type="float" office:value="1.36">
                <text:p>1.36</text:p>
                <draw:g>
                  <svg:desc>Sheet1.B13:Sheet1.F13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52">
                <text:p>1.52</text:p>
              </table:table-cell>
              <table:table-cell office:value-type="float" office:value="2.87">
                <text:p>2.87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4.00E-01</text:p>
                <draw:g>
                  <svg:desc>Sheet1.A14:Sheet1.A14</svg:desc>
                </draw:g>
              </table:table-cell>
              <table:table-cell office:value-type="float" office:value="1.35">
                <text:p>1.35</text:p>
                <draw:g>
                  <svg:desc>Sheet1.B14:Sheet1.F14</svg:desc>
                </draw:g>
              </table:table-cell>
              <table:table-cell office:value-type="float" office:value="1.36">
                <text:p>1.36</text:p>
              </table:table-cell>
              <table:table-cell office:value-type="float" office:value="1.45">
                <text:p>1.45</text:p>
              </table:table-cell>
              <table:table-cell office:value-type="float" office:value="2.3">
                <text:p>2.3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8.00E-01</text:p>
                <draw:g>
                  <svg:desc>Sheet1.A15:Sheet1.A15</svg:desc>
                </draw:g>
              </table:table-cell>
              <table:table-cell office:value-type="float" office:value="1.36">
                <text:p>1.36</text:p>
                <draw:g>
                  <svg:desc>Sheet1.B15:Sheet1.F15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56">
                <text:p>1.56</text:p>
              </table:table-cell>
              <table:table-cell office:value-type="float" office:value="3.45">
                <text:p>3.45</text:p>
              </table:table-cell>
              <table:table-cell office:value-type="float" office:value="22.1">
                <text:p>22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